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upBasedProfileManager.getGlobalCopletDefinitions( final PortalUser info , final ProfileHolder profil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GroupBasedProfileManager.getLayout( final ProfileHolder profile , final PortalUser info , final String category , final String layout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GroupBasedProfileManager.getLayout( String layout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roupBasedProfileManager.login( PortalUser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oupBasedProfileManager.removeUserPro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BasedProfileManager.setProfileStore( ProfileStore 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BasedProfileManager.setCheckForChanges( boolean checkForChan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BasedProfileManager.getCopletInstance( String coplet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GroupBasedProfileManager.getCopletInstances( final ProfileHolder profile , final PortalUser info , final String category , final String layout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GroupBasedProfileManager.inform( LayoutRemove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oupBasedProfileManager.getCopletDefinition( String copletData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oupBasedProfileManager.getCopletInstances( CopletDefinition dat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GroupBasedProfileManager.inform( CopletInstanceRemove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oupBasedProfileManager.inform( CopletInstanceAdde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oupBasedProfileManager.inform( CopletDefinitionAdded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roupBasedProfileManager.loadProfile( ProfileHolder profile , PortalUser user , String profileNam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GroupBasedProfileManager.inform( LayoutInstanceAdde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oupBasedProfileManager.inform( LayoutAdde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oupBasedProfileManager.storeUserProfile( ProfileHolder pro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BasedProfileManager.getCopletInstanc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oupBasedProfileManager.saveUserPro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oupBasedProfileManager.buildKey( String category , PortalUser info , String profile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GroupBasedProfileManager.saveCopletInstanc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roupBasedProfileManager.getLayoutInstance( Layout lay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roupBasedProfileManager.logout( PortalUser us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roupBasedProfileManager.loadProfi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GroupBasedProfileManager.saveLayoutInstanc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roupBasedProfileManager.isSourceNotFoundException( Throwable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roupBasedProfileManager.getUserPro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BasedProfileManager.getCopletDefini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